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office:font-face-decls>
  <office:automatic-styles>
    <style:style style:family="paragraph" style:name="P1" style:parent-style-name="Standard">
      <style:text-properties officeooo:paragraph-rsid="0003fdc1" officeooo:rsid="0003fdc1"/>
    </style:style>
    <style:style style:family="paragraph" style:name="P2" style:parent-style-name="Standard">
      <style:text-properties officeooo:paragraph-rsid="00048188" officeooo:rsid="0003fdc1"/>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center" style:horizontal-rel="paragraph" style:mirror="none"/>
    </style:style>
    <style:style style:family="graphic" style:name="a52a7c9" style:parent-style-name="Graphics">
      <style:graphic-properties draw:blue="0%" draw:color-inversion="false" draw:color-mode="standard" draw:contrast="0%" draw:gamma="100%" draw:green="0%" draw:image-opacity="100%" draw:luminance="0%" draw:red="0%" fo:clip="rect(0cm, 0cm, 0cm, 0cm)" style:horizontal-pos="left" style:horizontal-rel="paragraph" style:mirror="none" style:wrap="right" style:wrap-contour="false" svg:x="0.0m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n eben gelinkt statt eingebaut...</text:p>
      <text:p text:style-name="P1">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P1"><draw:frame draw:name="Grafik1" draw:style-name="a52a7c9" draw:z-index="0" svg:height="4.419cm" svg:width="7.938cm" svg:x="0.0mm" text:anchor-type="paragraph"><draw:image xlink:actuate="onLoad" xlink:href="http://www.open-xchange.com/typo3temp/pics/5ee388afdc.png" xlink:show="embed" xlink:type="simple"/></draw:frame>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P1"><draw:frame draw:name="Grafik2" draw:style-name="fr1" draw:z-index="1" svg:height="3.149cm" svg:width="5.953cm" text:anchor-type="paragraph"><draw:image xlink:actuate="onLoad" xlink:href="http://www.open-xchange.com/uploads/media/the_ox_story.jpg" xlink:show="embed" xlink:type="simple"/></draw:frame>asdfsadfsadf asdfsadfsadf asdfsadfsadf asdfsadfsadf asdfsadfsadasdfsadfsadf asdfsadfsadf asdfsadfsadf asdfsadfsadf asdfsadfsadasdfsadfsadf asdfsadfsadf asdfsadfsadf asdfsadfsad asdfsadfsadasdfsadfsadf asdfsadfsadf asdfsadfsadf asdfsadfsadf asdfsadfsadasdfsadfsadf asdfsadfsadf asdfsadfsadf asdfsadfsadf asdfsadfsadasdfsadfsadf asdfsadfsadf asdfsadfsadf asdfsadfsadf asdfsadfsadasdfsadfsadf asdfsadfsadf asdfsadfsadf asdfsadfsadf asdfsadfsadfsadasdfsadfsadf asdfsadfsadf asdfsadfsadf asdfsadfsadf asdfsadfsadasdfsadfsadf asdfsadfsadf asdfsadfsadf asdfsadfsadf asdfsadfsadasdfsadfs</text:p>
      <text:p text:style-name="P2"><draw:frame draw:name="Grafik3" draw:style-name="fr1" draw:z-index="2" svg:height="3.704cm" svg:width="6.112cm" text:anchor-type="paragraph"><draw:image draw:filter-name="&lt;Alle Formate&gt;" xlink:actuate="onLoad" xlink:href="http://www.open-xchange.com/fileadmin/user_upload/open-xchange/image/landing/ase/ase_desktop_webinar_7.png" xlink:show="embed" xlink:type="simple"/></draw:frame>fsadasdfsadfsadf asdfsadfsadf asdfsadfsadf asdfsadfsadf asdfsadfsadasdfsadfsadf asdfsadfsadffsadasdfsadfsadf asdfsadfsadf asdfsadfsadf asdfsadfsadf asdfsadfsadasdfsadfsadf asdfsadfsadf asdfsadfsadf asdfsadfsadf asdfsadfsadasdfsadfsfsadasdfsadfsadf asdfsadfsadf asdfsadfsadf asdfsadfsadf asdfsadfsadasdfsadfsadf asdfsadfsadf asdfsadfsadf asdfsadfsadf asdfsadfsadasdfsadfs asdfsadfsadf asdfsadfsadf asdfsadfsadasdfsadfs</text:p>
      <text:p text:style-name="P1">asdfsadfsadf asdfsadfsadf asdfsadfsadf asdfsadfsadf asdfsadfsadf</text:p>
      <text:p text:style-name="P1"/>
      <text:p text:style-name="P1"/>
      <text:p text:style-name="P1"/>
      <text:p text:style-name="P1"/>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fo:wrap-option="no-wrap" style:flow-with-text="false"/>
      <style:paragraph-properties style:font-independent-line-spacing="false" style:line-break="strict" style:text-autospace="ideograph-alpha" style:writing-mode="lr-tb">
        <style:tab-stops/>
      </style:paragraph-properties>
      <style:text-properties fo:country="US" fo:font-size="12pt" fo:language="en" style:country-asian="US" style:country-complex="US" style:font-size-asian="12pt" style:font-size-complex="12pt" style:language-asian="en" style:language-complex="en" style:letter-kerning="true" style:use-window-font-color="true"/>
    </style:default-style>
    <style:default-style style:family="paragraph">
      <style:paragraph-properties fo:hyphenation-ladder-count="no-limit" style:line-break="strict" style:punctuation-wrap="hanging" style:tab-stop-distance="1.245cm" style:text-autospace="ideograph-alpha" style:writing-mode="page"/>
      <style:text-properties fo:country="US" fo:font-size="12pt" fo:hyphenate="false" fo:hyphenation-push-char-count="2" fo:hyphenation-remain-char-count="2" fo:language="en" style:country-asian="US" style:country-complex="US" style:font-name="Times New Roman" style:font-name-asian="Andale Sans UI" style:font-name-complex="Tahoma" style:font-size-asian="12pt" style:font-size-complex="12pt" style:language-asian="en" style:language-complex="en"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fo:country="none" fo:language="zxx" style:country-asian="none" style:country-complex="none" style:language-asian="zxx" style:language-complex="zxx"/>
    </style:style>
    <style:style style:class="text" style:family="paragraph" style:name="Heading" style:next-style-name="Text_20_body" style:parent-style-name="Standard">
      <style:paragraph-properties fo:keep-with-next="always" fo:margin-bottom="0.212cm" fo:margin-top="0.423cm" style:contextual-spacing="false"/>
      <style:text-properties fo:font-size="14pt" style:font-name="Arial" style:font-name-asian="Andale Sans UI" style:font-name-complex="Tahoma" style:font-size-asian="14pt" style:font-size-complex="14pt"/>
    </style:style>
    <style:style style:class="text" style:display-name="Text body" style:family="paragraph" style:name="Text_20_body" style:parent-style-name="Standard">
      <style:paragraph-properties fo:margin-bottom="0.212cm" fo:margin-top="0cm" style:contextual-spacing="false"/>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212cm" fo:margin-top="0.212cm" style:contextual-spacing="false"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2cm"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09-04-16T11:32:02.64</meta:creation-date>
    <meta:editing-duration>PT0.067S</meta:editing-duration>
    <meta:editing-cycles>6</meta:editing-cycles>
    <meta:generator>StarOffice/8$Win32 OpenOffice.org_project/680m18$Build-9161</meta:generator>
    <dc:date>2018-04-06T23:27:11</dc:date>
    <meta:document-statistic meta:character-count="1915" meta:image-count="3" meta:non-whitespace-character-count="1795" meta:object-count="0" meta:page-count="1" meta:paragraph-count="6" meta:table-count="0" meta:word-count="126"/>
    <meta:user-defined meta:name="Info 1"/>
    <meta:user-defined meta:name="Info 2"/>
    <meta:user-defined meta:name="Info 3"/>
    <meta:user-defined meta:name="Info 4"/>
  </office:meta>
</office:document-meta>
</file>